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48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82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97cm" svg:height="1.397cm" svg:x="7.523cm" svg:y="0.29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397cm" svg:height="1.397cm" svg:x="18.92cm" svg:y="0.291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" draw:id="id1" draw:layer="layout" svg:width="1.397cm" svg:height="1.397cm" svg:x="1.513cm" svg:y="5.90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397cm" svg:height="1.397cm" svg:x="7.523cm" svg:y="0.29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397cm" svg:height="1.397cm" svg:x="13.31cm" svg:y="5.90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397cm" svg:height="1.397cm" svg:x="24.989cm" svg:y="5.906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6" draw:id="id6" draw:layer="layout" svg:width="1.397cm" svg:height="1.397cm" svg:x="6.723cm" svg:y="10.95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.706cm" svg:y1="6.11cm" svg:x2="7.727cm" svg:y2="1.484cm" draw:start-shape="id1" draw:start-glue-point="11" draw:end-shape="id2" draw:end-glue-point="7" svg:d="M2706 6110l5021-4626" svg:viewBox="0 0 5022 4627">
          <text:p/>
        </draw:connector>
        <draw:connector draw:style-name="gr2" draw:text-style-name="P3" draw:layer="layout" draw:type="line" svg:x1="8.92cm" svg:y1="0.99cm" svg:x2="18.92cm" svg:y2="0.99cm" draw:start-shape="id2" draw:start-glue-point="10" draw:end-shape="id3" draw:end-glue-point="6" svg:d="M8920 990h10000" svg:viewBox="0 0 10001 1">
          <text:p/>
        </draw:connector>
        <draw:connector draw:style-name="gr2" draw:text-style-name="P3" draw:layer="layout" draw:type="line" svg:x1="8.716cm" svg:y1="1.484cm" svg:x2="13.514cm" svg:y2="6.11cm" draw:start-shape="id2" draw:start-glue-point="9" draw:end-shape="id4" draw:end-glue-point="5" svg:d="M8716 1484l4798 4626" svg:viewBox="0 0 4799 4627">
          <text:p/>
        </draw:connector>
        <draw:connector draw:style-name="gr2" draw:text-style-name="P3" draw:layer="layout" draw:type="line" svg:x1="14.503cm" svg:y1="6.11cm" svg:x2="19.124cm" svg:y2="1.484cm" draw:start-shape="id4" draw:start-glue-point="11" draw:end-shape="id3" draw:end-glue-point="7" svg:d="M14503 6110l4621-4626" svg:viewBox="0 0 4622 4627">
          <text:p/>
        </draw:connector>
        <draw:connector draw:style-name="gr2" draw:text-style-name="P3" draw:layer="layout" draw:type="line" svg:x1="2.91cm" svg:y1="6.605cm" svg:x2="13.31cm" svg:y2="6.605cm" draw:start-shape="id1" draw:start-glue-point="10" draw:end-shape="id4" draw:end-glue-point="6" svg:d="M2910 6605h10400" svg:viewBox="0 0 10401 1">
          <text:p/>
        </draw:connector>
        <draw:connector draw:style-name="gr2" draw:text-style-name="P3" draw:layer="layout" draw:type="line" svg:x1="14.707cm" svg:y1="6.605cm" svg:x2="24.989cm" svg:y2="6.605cm" draw:start-shape="id4" draw:start-glue-point="10" draw:end-shape="id5" draw:end-glue-point="6" svg:d="M14707 6605h10282" svg:viewBox="0 0 10283 1">
          <text:p/>
        </draw:connector>
        <draw:connector draw:style-name="gr2" draw:text-style-name="P3" draw:layer="layout" draw:type="line" svg:x1="20.113cm" svg:y1="1.484cm" svg:x2="25.193cm" svg:y2="6.11cm" draw:start-shape="id3" draw:start-glue-point="9" draw:end-shape="id5" draw:end-glue-point="5" svg:d="M20113 1484l5080 4626" svg:viewBox="0 0 5081 4627">
          <text:p/>
        </draw:connector>
        <draw:connector draw:style-name="gr2" draw:text-style-name="P3" draw:layer="layout" draw:type="line" svg:x1="2.706cm" svg:y1="7.099cm" svg:x2="6.927cm" svg:y2="11.156cm" draw:start-shape="id1" draw:start-glue-point="9" draw:end-shape="id6" draw:end-glue-point="5" svg:d="M2706 7099l4221 4057" svg:viewBox="0 0 4222 4058">
          <text:p/>
        </draw:connector>
        <draw:frame draw:style-name="gr3" draw:text-style-name="P4" draw:layer="layout" svg:width="1.143cm" svg:height="0.962cm" svg:x="13.573cm" svg:y="0.035cm">
          <draw:text-box>
            <text:p>1</text:p>
          </draw:text-box>
        </draw:frame>
        <draw:frame draw:style-name="gr3" draw:text-style-name="P4" draw:layer="layout" svg:width="1.143cm" svg:height="0.962cm" svg:x="4.302cm" svg:y="3.026cm">
          <draw:text-box>
            <text:p>2</text:p>
          </draw:text-box>
        </draw:frame>
        <draw:frame draw:style-name="gr3" draw:text-style-name="P4" draw:layer="layout" svg:width="1.143cm" svg:height="0.962cm" svg:x="11.16cm" svg:y="3.026cm">
          <draw:text-box>
            <text:p>3</text:p>
          </draw:text-box>
        </draw:frame>
        <draw:frame draw:style-name="gr3" draw:text-style-name="P4" draw:layer="layout" svg:width="1.143cm" svg:height="0.962cm" svg:x="15.986cm" svg:y="2.953cm">
          <draw:text-box>
            <text:p>4</text:p>
          </draw:text-box>
        </draw:frame>
        <draw:frame draw:style-name="gr3" draw:text-style-name="P4" draw:layer="layout" svg:width="1.143cm" svg:height="0.962cm" svg:x="22.844cm" svg:y="3.28cm">
          <draw:text-box>
            <text:p>5</text:p>
          </draw:text-box>
        </draw:frame>
        <draw:frame draw:style-name="gr4" draw:text-style-name="P4" draw:layer="layout" svg:width="1.143cm" svg:height="1.071cm" svg:x="7.731cm" svg:y="6.66cm">
          <draw:text-box>
            <text:p>6</text:p>
          </draw:text-box>
        </draw:frame>
        <draw:frame draw:style-name="gr3" draw:text-style-name="P4" draw:layer="layout" svg:width="1.143cm" svg:height="0.962cm" svg:x="19.669cm" svg:y="6.606cm">
          <draw:text-box>
            <text:p>7</text:p>
          </draw:text-box>
        </draw:frame>
        <draw:frame draw:style-name="gr3" draw:text-style-name="P4" draw:layer="layout" svg:width="1.143cm" svg:height="0.962cm" svg:x="4.937cm" svg:y="8.547cm">
          <draw:text-box>
            <text:p>8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5T17:37:02.335496405</meta:creation-date>
    <dc:date>2018-09-15T17:44:15.891314665</dc:date>
    <meta:editing-duration>PT7M13S</meta:editing-duration>
    <meta:editing-cycles>2</meta:editing-cycles>
    <meta:generator>LibreOffice/5.4.6.2$Linux_X86_64 LibreOffice_project/40m0$Build-2</meta:generator>
    <meta:document-statistic meta:object-count="23"/>
  </office:meta>
</office:document-meta>
</file>